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_de_l_api"/>M<text:bookmark-end text:name="utilisation_de_l_api"/>anipulation des comptes utilisateurs</text:h>
      <text:p text:style-name="Text_20_body">Ce chapitre a pour but de montrer par l'utilisation des méthodes et fonctions les plus courantes pour manipuler les utilisateurs "classique".</text:p>
      <text:p text:style-name="Text_20_body">Ce chapitre ne décrit pas la manipulation des utilisateurs réseaux disponibles avec le module "networkuser".</text:p>
      <text:h text:style-name="Heading_20_3" text:outline-level="3"><text:bookmark-start text:name="presentation_de_l_utilisation_de_l_api"/>C<text:bookmark-end text:name="presentation_de_l_utilisation_de_l_api"/>réation d'un utilisateur</text:h>
      <text:p text:style-name="Text_20_body">La création d'un utilisateur peut être fait à l'aide de la famille "IUSER".</text:p>
      <text:p text:style-name="Text_20_body">Les comptes utilisateurs sont gérés par la classe Account. La famille "IUSER" permet de faire le lien entre le compte "système" (classe Account) et le document (famille IUSER).</text:p>
      <text:p text:style-name="Text_20_body">Un utilisateur est identifié par un numéro unique. Ce numéro est renseigné par l'attribut "us_whatid" du document IUSER. Il correspond à l'attribut "id" de la classe Account.</text:p>
      <text:p text:style-name="Text_20_body">Code minimaliste pour créer un utilisateur via les documents.</text:p>
      <text:p text:style-name="Preformatted_20_Text"><text:span text:style-name="symbol0_5f_php"/></text:p>
      <text:p text:style-name="Preformatted_20_Text"><text:span text:style-name="symbol0_5f_php"/></text:p>
      <text:p text:style-name="Preformatted_20_Text"><text:s text:c="2"/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 text:c="2"/><text:span text:style-name="regexp0_5f_php">$du</text:span><text:span text:style-name="symbol0_5f_php">=</text:span>createDoc<text:span text:style-name="symbol0_5f_php">(</text:span><text:span text:style-name="string_5f_php">""</text:span><text:span text:style-name="symbol0_5f_php">,</text:span><text:span text:style-name="string_5f_php">"IUSER"</text:span><text:span text:style-name="symbol0_5f_php">);</text:span></text:p>
      <text:p text:style-name="Preformatted_20_Text"><text:s text:c="2"/><text:span text:style-name="keyword0_5f_php">if</text:span> <text:span text:style-name="symbol0_5f_php">(</text:span><text:span text:style-name="regexp0_5f_php">$du</text:span><text:span text:style-name="symbol0_5f_php">)</text:span> <text:span text:style-name="symbol0_5f_php">{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ogin"</text:span><text:span text:style-name="symbol0_5f_php">,</text:span><text:span text:style-name="string_5f_php">"jean.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name"</text:span><text:span text:style-name="symbol0_5f_php">,</text:span><text:span text:style-name="string_5f_php">"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fname"</text:span><text:span text:style-name="symbol0_5f_php">,</text:span><text:span text:style-name="string_5f_php">"jea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1"</text:span><text:span text:style-name="symbol0_5f_php">,</text:span><text:span text:style-name="string_5f_php">"secret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2"</text:span><text:span text:style-name="symbol0_5f_php">,</text:span><text:span text:style-name="string_5f_php">"secret"</text:span><text:span text:style-name="symbol0_5f_php">); // nécessaire de doubler à cause des contraintes</text:span></text:p>
      <text:p text:style-name="Preformatted_20_Text"><text:s text:c="4"/><text:span text:style-name="regexp0_5f_php">$err</text:span><text:span text:style-name="symbol0_5f_php">=</text:span><text:span text:style-name="regexp0_5f_php">$du</text:span><text:span text:style-name="symbol0_5f_php">-&gt;</text:span>store(<text:span text:style-name="symbol0_5f_php">);</text:span></text:p>
      <text:p text:style-name="Preformatted_20_Text"><text:s text:c="4"/><text:span text:style-name="keyword0_5f_php">if</text:span> <text:span text:style-name="symbol0_5f_php">(!</text:span><text:span text:style-name="regexp0_5f_php">$err</text:span><text:span text:style-name="symbol0_5f_php">)</text:span> <text:span text:style-name="symbol0_5f_php">{</text:span></text:p>
      <text:p text:style-name="Preformatted_20_Text"><text:s text:c="6"/><text:span text:style-name="keyword2_5f_php">print</text:span> <text:span text:style-name="string_5f_php">"nouvel utilisateur n°"</text:span><text:span text:style-name="symbol0_5f_php">.</text:span><text:span text:style-name="regexp0_5f_php">$du</text:span><text:span text:style-name="symbol0_5f_php">-&gt;</text:span>getValue<text:span text:style-name="symbol0_5f_php">(</text:span><text:span text:style-name="string_5f_php">"us_whatid"</text:span><text:span text:style-name="symbol0_5f_php">);</text:span> <text:span text:style-name="comment0_5f_php">// affichage de l'identifiant système <text:s text:c="9"/></text:span></text:p>
      <text:p text:style-name="Preformatted_20_Text"><text:s text:c="4"/><text:span text:style-name="symbol0_5f_php">}</text:span> <text:span text:style-name="keyword0_5f_php">else</text:span> <text:span text:style-name="symbol0_5f_php">{</text:span></text:p>
      <text:p text:style-name="Preformatted_20_Text"><text:s text:c="6"/><text:span text:style-name="keyword2_5f_php">print</text:span> <text:span text:style-name="string_5f_php">"</text:span><text:span text:style-name="escaped_5f_php">\n</text:span><text:span text:style-name="string_5f_php">erreur:$err"</text:span><text:span text:style-name="symbol0_5f_php">;</text:span></text:p>
      <text:p text:style-name="Preformatted_20_Text"><text:s text:c="4"/><text:span text:style-name="symbol0_5f_php">}</text:span></text:p>
      <text:p text:style-name="Preformatted_20_Text"><text:s text:c="2"/><text:span text:style-name="symbol0_5f_php">}</text:span></text:p>
      <text:p text:style-name="Preformatted_20_Text"><text:span text:style-name="symbol0_5f_php"/></text:p>
      <text:p text:style-name="Text_20_body"/>
      <text:h text:style-name="Heading_20_3" text:outline-level="3">Correspondance entre compte User et document IUSER:</text:h>
      <text:p text:style-name="Table_20_Contents">Pour récupérer le compte système à partir du document IUSER :</text:p>
      <text:p text:style-name="Preformatted_20_Text">$user=$userDoc-&gt;getAccount();</text:p>
      <text:p text:style-name="Preformatted_20_Text">if ($user-&gt;id != $doc-&gt;getValue("us_whatid") ) {</text:p>
      <text:p text:style-name="Preformatted_20_Text"><text:s text:c="4"/>// ce n'est pas normal</text:p>
      <text:p text:style-name="Preformatted_20_Text">}</text:p>
      <text:p text:style-name="Text_20_body"/>
      <text:p text:style-name="Text_20_body">Si vous ne disposez que de l'identifiant documentaire vous pouvez aussi utiliser la méthode setFid de la classe Account:</text:p>
      <text:p text:style-name="Preformatted_20_Text"><text:span text:style-name="regexp0_5f_php">$u</text:span><text:span text:style-name="symbol0_5f_php">=</text:span><text:span text:style-name="keyword1_5f_php">new</text:span> Account<text:span text:style-name="symbol0_5f_php">();</text:span></text:p>
      <text:p text:style-name="Preformatted_20_Text"><text:span text:style-name="regexp0_5f_php">$u</text:span><text:span text:style-name="symbol0_5f_php">-&gt;</text:span>setFid<text:span text:style-name="symbol0_5f_php">(</text:span><text:span text:style-name="regexp0_5f_php">$docUserId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3"/><text:span text:style-name="keyword2_5f_php">print</text:span> <text:span text:style-name="regexp0_5f_php">$u</text:span><text:span text:style-name="symbol0_5f_php">-&gt;</text:span>login<text:span text:style-name="symbol0_5f_php">;</text:span></text:p>
      <text:p text:style-name="Preformatted_20_Text"><text:soft-page-break/><text:span text:style-name="symbol0_5f_php">}</text:span></text:p>
      <text:p text:style-name="Text_20_body"/>
      <text:p text:style-name="Text_20_body">A l'inverse pour récupérer l'objet documentaire à partir du compte système, vous pouvez utiliser l'attribut "fid".</text:p>
      <text:p text:style-name="Preformatted_20_Text"><text:span text:style-name="regexp0_5f_php">$u</text:span><text:span text:style-name="symbol0_5f_php">=</text:span><text:span text:style-name="keyword1_5f_php">new</text:span> Account<text:span text:style-name="symbol0_5f_php">();</text:span></text:p>
      <text:p text:style-name="Preformatted_20_Text"><text:span text:style-name="regexp0_5f_php">$u</text:span><text:span text:style-name="symbol0_5f_php">-&gt;</text:span>setLoginName<text:span text:style-name="symbol0_5f_php">(</text:span><text:span text:style-name="string_5f_php">"john.doe"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2"/><text:span text:style-name="regexp0_5f_php">$doc</text:span><text:span text:style-name="symbol0_5f_php">=</text:span>new_doc<text:span text:style-name="symbol0_5f_php">(</text:span><text:span text:style-name="string_5f_php">""</text:span><text:span text:style-name="symbol0_5f_php">,</text:span> <text:span text:style-name="regexp0_5f_php">$u</text:span><text:span text:style-name="symbol0_5f_php">-&gt;</text:span>fid<text:span text:style-name="symbol0_5f_php">);</text:span></text:p>
      <text:p text:style-name="Preformatted_20_Text"><text:span text:style-name="symbol0_5f_php">}</text:span></text:p>
      <text:p text:style-name="Text_20_body"/>
      <text:p text:style-name="Text_20_body">Correspondance Compte User &lt;=&gt; Document IUSE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ompte User</text:p>
          </table:table-cell>
          <table:table-cell table:style-name="Tableau1.B1" office:value-type="string">
            <text:p text:style-name="Table_20_Contents">Document IUSER</text:p>
          </table:table-cell>
        </table:table-row>
        <table:table-row>
          <table:table-cell table:style-name="Tableau1.A2" office:value-type="string">
            <text:p text:style-name="Table_20_Contents">id</text:p>
          </table:table-cell>
          <table:table-cell table:style-name="Tableau1.B2" office:value-type="string">
            <text:p text:style-name="Table_20_Contents">us_whatid</text:p>
          </table:table-cell>
        </table:table-row>
        <table:table-row>
          <table:table-cell table:style-name="Tableau1.A2" office:value-type="string">
            <text:p text:style-name="Table_20_Contents">login</text:p>
          </table:table-cell>
          <table:table-cell table:style-name="Tableau1.B2" office:value-type="string">
            <text:p text:style-name="Table_20_Contents">us_login</text:p>
          </table:table-cell>
        </table:table-row>
        <table:table-row>
          <table:table-cell table:style-name="Tableau1.A2" office:value-type="string">
            <text:p text:style-name="Table_20_Contents">mail</text:p>
          </table:table-cell>
          <table:table-cell table:style-name="Tableau1.B2" office:value-type="string">
            <text:p text:style-name="Table_20_Contents">us_mail</text:p>
          </table:table-cell>
        </table:table-row>
        <table:table-row>
          <table:table-cell table:style-name="Tableau1.A2" office:value-type="string">
            <text:p text:style-name="Table_20_Contents">firstname</text:p>
          </table:table-cell>
          <table:table-cell table:style-name="Tableau1.B2" office:value-type="string">
            <text:p text:style-name="Table_20_Contents">us_fname</text:p>
          </table:table-cell>
        </table:table-row>
        <table:table-row>
          <table:table-cell table:style-name="Tableau1.A2" office:value-type="string">
            <text:p text:style-name="Table_20_Contents">lastname</text:p>
          </table:table-cell>
          <table:table-cell table:style-name="Tableau1.B2" office:value-type="string">
            <text:p text:style-name="Table_20_Contents">us_lname</text:p>
          </table:table-cell>
        </table:table-row>
        <table:table-row>
          <table:table-cell table:style-name="Tableau1.A2" office:value-type="string">
            <text:p text:style-name="Table_20_Contents">fid</text:p>
          </table:table-cell>
          <table:table-cell table:style-name="Tableau1.B2" office:value-type="string">
            <text:p text:style-name="Table_20_Contents">id</text:p>
          </table:table-cell>
        </table:table-row>
      </table:table>
      <text:p text:style-name="Text_20_body"/>
      <text:p text:style-name="Text_20_body">Exemple de création d'utilisateur via la classe Account</text:p>
      <text:p text:style-name="Preformatted_20_Text"><text:span text:style-name="regexp0_5f_php">$u</text:span><text:span text:style-name="symbol0_5f_php">=</text:span><text:span text:style-name="keyword1_5f_php">new</text:span> Account<text:span text:style-name="symbol0_5f_php">();</text:span></text:p>
      <text:p text:style-name="Preformatted_20_Text"><text:span text:style-name="regexp0_5f_php">$u</text:span><text:span text:style-name="symbol0_5f_php">-&gt;</text:span>login<text:span text:style-name="string_5f_php">='jean.dupond'</text:span><text:span text:style-name="symbol0_5f_php">;</text:span></text:p>
      <text:p text:style-name="Preformatted_20_Text"><text:span text:style-name="regexp0_5f_php">$u</text:span><text:span text:style-name="symbol0_5f_php">-&gt;</text:span>firstname<text:span text:style-name="string_5f_php">='Jean'</text:span><text:span text:style-name="symbol0_5f_php">;</text:span></text:p>
      <text:p text:style-name="Preformatted_20_Text"><text:span text:style-name="regexp0_5f_php">$u</text:span><text:span text:style-name="symbol0_5f_php">-&gt;</text:span>lastname<text:span text:style-name="string_5f_php">='Dupond'</text:span><text:span text:style-name="symbol0_5f_php">;</text:span></text:p>
      <text:p text:style-name="Preformatted_20_Text"><text:span text:style-name="regexp0_5f_php">$u</text:span><text:span text:style-name="symbol0_5f_php">-&gt;</text:span>password_new<text:span text:style-name="string_5f_php">='secret'</text:span><text:span text:style-name="symbol0_5f_php">;</text:span></text:p>
      <text:p text:style-name="Preformatted_20_Text"><text:span text:style-name="regexp0_5f_php">$err</text:span><text:span text:style-name="symbol0_5f_php">=</text:span><text:span text:style-name="regexp0_5f_php">$u</text:span><text:span text:style-name="symbol0_5f_php">-&gt;</text:span>add<text:span text:style-name="symbol0_5f_php">();</text:span></text:p>
      <text:p text:style-name="Preformatted_20_Text"><text:span text:style-name="keyword0_5f_php">if</text:span> <text:span text:style-name="symbol0_5f_php">(</text:span><text:span text:style-name="regexp0_5f_php">$err</text:span><text:span text:style-name="symbol0_5f_php">)</text:span> <text:span text:style-name="symbol0_5f_php">{</text:span></text:p>
      <text:p text:style-name="Preformatted_20_Text"><text:s text:c="2"/><text:span text:style-name="keyword2_5f_php">error_log</text:span><text:span text:style-name="symbol0_5f_php">(</text:span><text:span text:style-name="regexp0_5f_php">$err</text:span><text:span text:style-name="symbol0_5f_php">);</text:span></text:p>
      <text:p text:style-name="Preformatted_20_Text"><text:span text:style-name="symbol0_5f_php">}</text:span> <text:span text:style-name="keyword0_5f_php">else</text:span> <text:span text:style-name="symbol0_5f_php">{</text:span></text:p>
      <text:p text:style-name="Preformatted_20_Text"><text:s text:c="2"/><text:span text:style-name="keyword2_5f_php">print</text:span> <text:span text:style-name="string_5f_php">"Nouvel utilisateur n°"</text:span><text:span text:style-name="symbol0_5f_php">.</text:span><text:span text:style-name="regexp0_5f_php">$u</text:span><text:span text:style-name="symbol0_5f_php">-&gt;</text:span>id;</text:p>
      <text:p text:style-name="Preformatted_20_Text"><text:span text:style-name="symbol0_5f_php">}</text:span></text:p>
      <text:h text:style-name="Heading_20_3" text:outline-level="3">Affectation d'utilisateurs dans un groupe</text:h>
      <text:p text:style-name="Text_20_body">La famille IGROUP permet de rajouter des utilisateurs dans des groupes.</text:p>
      <text:p text:style-name="Text_20_body">La famille IGROUP comme la famille IUSER utilise la classe User pour identifier les groupes "système". </text:p>
      <text:p text:style-name="Text_20_body">Comme la famille IUSER, la famille IGROUP dispose de la méthode getAccount pour récupérer l'objet Account correspondant</text:p>
      <text:p text:style-name="Text_20_body">Correspondance Compte User &lt;=&gt; Document IGROUP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ompte Group</text:p>
          </table:table-cell>
          <table:table-cell table:style-name="Tableau2.B1" office:value-type="string">
            <text:p text:style-name="Table_20_Contents">Document IGROUP</text:p>
          </table:table-cell>
        </table:table-row>
        <table:table-row>
          <table:table-cell table:style-name="Tableau2.A2" office:value-type="string">
            <text:p text:style-name="Table_20_Contents">id</text:p>
          </table:table-cell>
          <table:table-cell table:style-name="Tableau2.B2" office:value-type="string">
            <text:p text:style-name="Table_20_Contents">us_whatid</text:p>
          </table:table-cell>
        </table:table-row>
        <table:table-row>
          <table:table-cell table:style-name="Tableau2.A2" office:value-type="string">
            <text:p text:style-name="Table_20_Contents">login</text:p>
          </table:table-cell>
          <table:table-cell table:style-name="Tableau2.B2" office:value-type="string">
            <text:p text:style-name="Table_20_Contents">us_login</text:p>
          </table:table-cell>
        </table:table-row>
        <table:table-row>
          <table:table-cell table:style-name="Tableau2.A2" office:value-type="string">
            <text:p text:style-name="Table_20_Contents">lastname</text:p>
          </table:table-cell>
          <table:table-cell table:style-name="Tableau2.B2" office:value-type="string">
            <text:p text:style-name="Table_20_Contents">grp_name</text:p>
          </table:table-cell>
        </table:table-row>
        <table:table-row>
          <table:table-cell table:style-name="Tableau2.A2" office:value-type="string">
            <text:p text:style-name="Table_20_Contents">fid</text:p>
          </table:table-cell>
          <table:table-cell table:style-name="Tableau2.B2" office:value-type="string">
            <text:p text:style-name="Table_20_Contents">id</text:p>
          </table:table-cell>
        </table:table-row>
      </table:table>
      <text:p text:style-name="Text_20_body">Le compte "Account" d'un groupe a toujours son attribut "accounttype" à "G".</text:p>
      <text:p text:style-name="Text_20_body"><text:soft-page-break/></text:p>
      <text:p text:style-name="Text_20_body">Utilisation de _IGROUP::AddFile()</text:p>
      <text:p text:style-name="Text_20_body"/>
      <text:p text:style-name="Text_20_body">Ajout de l'utilisateur n°1009 dans le groupe GDEFAULT :</text:p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 <text:span text:style-name="comment0_5f_php">// 1009 est la référence documentaire de </text:span><text:span text:style-name="comment0_5f_php">l'utilisateur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ajout de l'utilisateur %s [%d] a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add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Suppression d'utilisateur dans un groupe</text:h>
      <text:p text:style-name="Text_20_body"/>
      <text:p text:style-name="Text_20_body">Utilisation de _IGROUP::DelFile()</text:p>
      <text:p text:style-name="Text_20_body"/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suppression de l'utilisateur %s [%d] d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</text:span><text:span text:style-name="symbol0_5f_php"><text:span text:style-name="T1">getT</text:span></text:span><text:span text:style-name="T1">it</text:span>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/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del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Récupération des membres d'un groupe</text:h>
      <text:p text:style-name="Text_20_body">À partir de l'objet "Account" d'un groupe :Account::getAllMembers()</text:p>
      <text:p text:style-name="Text_20_body"/>
      <text:p text:style-name="Text_20_body"><text:soft-page-break/>Exemple d'utilisation :</text:p>
      <text:p text:style-name="Preformatted_20_Text"><text:s text:c="2"/><text:span text:style-name="regexp0_5f_php">$docGroup</text:span><text:span text:style-name="symbol0_5f_php">=</text:span>new_Doc<text:span text:style-name="symbol0_5f_php">(</text:span><text:span text:style-name="string_5f_php">""</text:span><text:span text:style-name="symbol0_5f_php">,</text:span> <text:span text:style-name="string_5f_php">"GDEFAULT"</text:span><text:span text:style-name="symbol0_5f_php">);</text:span></text:p>
      <text:p text:style-name="Preformatted_20_Text"><text:s text:c="2"/><text:span text:style-name="regexp0_5f_php">$group</text:span><text:span text:style-name="symbol0_5f_php">=</text:span><text:span text:style-name="regexp0_5f_php">$docGroup</text:span><text:span text:style-name="symbol0_5f_php">-&gt;</text:span>getAccount<text:span text:style-name="symbol0_5f_php">();</text:span></text:p>
      <text:p text:style-name="Preformatted_20_Text"><text:s text:c="2"/><text:span text:style-name="regexp0_5f_php">$members</text:span><text:span text:style-name="symbol0_5f_php">=</text:span><text:span text:style-name="regexp0_5f_php">$group</text:span><text:span text:style-name="symbol0_5f_php">-&gt;</text:span>getAllMembers<text:span text:style-name="symbol0_5f_php">();</text:span></text:p>
      <text:p text:style-name="Preformatted_20_Text"><text:s text:c="2"/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 text:c="2"/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4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 text:c="2"/><text:span text:style-name="symbol0_5f_php">}</text:span></text:p>
      <text:p text:style-name="Preformatted_20_Text"><text:s text:c="2"/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 text:c="2"/><text:span text:style-name="comment0_5f_php">// recherche des documents IUSER correspondants</text:span></text:p>
      <text:p text:style-name="Preformatted_20_Text"><text:s text:c="2"/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 text:c="2"/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 text:c="2"/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 text:c="2"/><text:span text:style-name="symbol0_5f_php">}</text:span></text:p>
      <text:h text:style-name="Heading_20_3" text:outline-level="3">Récupération des utilisateurs associés à un rôle</text:h>
      <text:p text:style-name="Text_20_body">Comme pour les groupes, à partir de l'objet "Account" d'un rôle : Account::getAllMember()</text:p>
      <text:p text:style-name="Text_20_body">Exemple d'utilisation :</text:p>
      <text:p text:style-name="Preformatted_20_Text"><text:span text:style-name="regexp0_5f_php">$docRole</text:span><text:span text:style-name="symbol0_5f_php">=</text:span>new_Doc<text:span text:style-name="symbol0_5f_php">(</text:span><text:span text:style-name="string_5f_php">""</text:span><text:span text:style-name="symbol0_5f_php">,</text:span> <text:span text:style-name="number_5f_php">"TST_ROLE"</text:span><text:span text:style-name="symbol0_5f_php">);</text:span></text:p>
      <text:p text:style-name="Preformatted_20_Text"><text:span text:style-name="regexp0_5f_php">$members</text:span><text:span text:style-name="symbol0_5f_php">=</text:span><text:span text:style-name="regexp0_5f_php">$docRole</text:span><text:span text:style-name="symbol0_5f_php">-&gt;</text:span><text:span text:style-name="regexp0_5f_php">getAccount</text:span><text:span text:style-name="symbol0_5f_php">()-&gt;</text:span>getAllMembers<text:span text:style-name="symbol0_5f_php">();</text:span></text:p>
      <text:p text:style-name="Preformatted_20_Text"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 text:c="2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2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pan text:style-name="symbol0_5f_php">}</text:span></text:p>
      <text:p text:style-name="Preformatted_20_Text"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pan text:style-name="comment0_5f_php">// recherche des documents IUSER correspondants</text:span></text:p>
      <text:p text:style-name="Preformatted_20_Text"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2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pan text:style-name="symbol0_5f_php">}</text:span></text:p>
      <text:p text:style-name="Text_20_body"/>
      <text:h text:style-name="Heading_20_3" text:outline-level="3">Récupération des rôles d'un utilisateur</text:h>
      <text:p text:style-name="Text_20_body">À partir de l'objet "Account" , méthode getAllRoles</text:p>
      <text:p text:style-name="Text_20_body">Exemple d'utilisation :</text:p>
      <text:p text:style-name="Preformatted_20_Text"><text:span text:style-name="regexp0_5f_php">$u</text:span><text:span text:style-name="symbol0_5f_php">=</text:span><text:span text:style-name="keyword1_5f_php">new</text:span><text:span text:style-name="regexp0_5f_php"> Account</text:span><text:span text:style-name="string_5f_php">(''</text:span><text:span text:style-name="symbol0_5f_php">);</text:span></text:p>
      <text:p text:style-name="Preformatted_20_Text"><text:span text:style-name="regexp0_5f_php">$u</text:span><text:span text:style-name="symbol0_5f_php">-&gt;</text:span><text:span text:style-name="regexp0_5f_php">setLoginName</text:span><text:span text:style-name="string_5f_php">('john.doe'</text:span><text:span text:style-name="symbol0_5f_php">);</text:span></text:p>
      <text:p text:style-name="Preformatted_20_Text"><text:span text:style-name="keyword0_5f_php">if</text:span><text:span text:style-name="regexp0_5f_php"> </text:span><text:span text:style-name="symbol0_5f_php">(</text:span><text:span text:style-name="regexp0_5f_php">$u</text:span><text:span text:style-name="symbol0_5f_php">-&gt;</text:span><text:span text:style-name="regexp0_5f_php">isAffected</text:span><text:span text:style-name="symbol0_5f_php">())</text:span><text:span text:style-name="regexp0_5f_php"> </text:span><text:span text:style-name="symbol0_5f_php">{</text:span></text:p>
      <text:p text:style-name="Preformatted_20_Text"><text:span text:style-name="regexp0_5f_php"><text:s text:c="2"/>$roles</text:span><text:span text:style-name="symbol0_5f_php">=</text:span><text:span text:style-name="regexp0_5f_php">$u</text:span><text:span text:style-name="symbol0_5f_php">-&gt;</text:span><text:span text:style-name="regexp0_5f_php">getAllRoles</text:span><text:span text:style-name="symbol0_5f_php">();</text:span></text:p>
      <text:p text:style-name="Preformatted_20_Text"><text:span text:style-name="regexp0_5f_php"><text:s text:c="2"/></text:span><text:span text:style-name="keyword0_5f_php">foreach</text:span><text:span text:style-name="regexp0_5f_php"> </text:span><text:span text:style-name="symbol0_5f_php">(</text:span><text:span text:style-name="regexp0_5f_php">$roles </text:span><text:span text:style-name="keyword0_5f_php">as</text:span><text:span text:style-name="regexp0_5f_php"> $aRole</text:span><text:span text:style-name="symbol0_5f_php">)</text:span><text:span text:style-name="regexp0_5f_php"> </text:span><text:span text:style-name="symbol0_5f_php">{</text:span></text:p>
      <text:p text:style-name="Preformatted_20_Text"><text:span text:style-name="regexp0_5f_php"><text:s text:c="4"/></text:span><text:span text:style-name="keyword2_5f_php">printf</text:span><text:span text:style-name="symbol0_5f_php">(</text:span><text:span text:style-name="string_5f_php">"%d)%s</text:span><text:span text:style-name="escaped_5f_php">\n</text:span><text:span text:style-name="string_5f_php">"</text:span><text:span text:style-name="symbol0_5f_php">,</text:span><text:span text:style-name="regexp0_5f_php"> $aRole</text:span><text:span text:style-name="symbol0_5f_php">[</text:span><text:span text:style-name="string_5f_php">"id"</text:span><text:span text:style-name="symbol0_5f_php">],</text:span><text:span text:style-name="regexp0_5f_php">$aRole</text:span><text:span text:style-name="symbol0_5f_php">[</text:span><text:span text:style-name="string_5f_php">"login"</text:span><text:span text:style-name="symbol0_5f_php">]);</text:span><text:span text:style-name="regexp0_5f_php"> </text:span></text:p>
      <text:p text:style-name="Preformatted_20_Text"><text:span text:style-name="regexp0_5f_php"><text:s text:c="2"/></text:span><text:span text:style-name="symbol0_5f_php">}</text:span></text:p>
      <text:p text:style-name="Preformatted_20_Text"><text:span text:style-name="symbol0_5f_php">}</text:span></text:p>
      <text:p text:style-name="Text_20_body"/>
      <text:h text:style-name="Heading_20_3" text:outline-level="3">Suppléants et titulaires</text:h>
      <text:p text:style-name="Text_20_body">Affectation d'un suppléant à un utilisateur et récupérations des titulaires.</text:p>
      <text:p text:style-name="Preformatted_20_Text"><text:span text:style-name="regexp0_5f_php">$u</text:span><text:span text:style-name="symbol0_5f_php">=</text:span><text:span text:style-name="keyword1_5f_php">new</text:span><text:span text:style-name="regexp0_5f_php"><text:span text:style-name="T1"> Account</text:span></text:span><text:span text:style-name="symbol0_5f_php">();</text:span><text:span text:style-name="regexp0_5f_php"><text:span text:style-name="T1"></text:span></text:span></text:p>
      <text:p text:style-name="Preformatted_20_Text"><text:soft-page-break/><text:span text:style-name="regexp0_5f_php">$u</text:span><text:span text:style-name="symbol0_5f_php">-&gt;</text:span><text:span text:style-name="regexp0_5f_php"><text:span text:style-name="T1">setLoginName</text:span></text:span><text:span text:style-name="symbol0_5f_php">(</text:span><text:span text:style-name="string_5f_php">"j1"</text:span><text:span text:style-name="symbol0_5f_php">);</text:span><text:span text:style-name="regexp0_5f_php"><text:span text:style-name="T1"></text:span></text:span></text:p>
      <text:p text:style-name="Preformatted_20_Text"><text:span text:style-name="keyword0_5f_php">if</text:span><text:span text:style-name="regexp0_5f_php"><text:span text:style-name="T1"> </text:span></text:span><text:span text:style-name="symbol0_5f_php">(</text:span><text:span text:style-name="regexp0_5f_php">$u</text:span><text:span text:style-name="symbol0_5f_php">-&gt;</text:span><text:span text:style-name="regexp0_5f_php"><text:span text:style-name="T1">isAffected</text:span></text:span><text:span text:style-name="symbol0_5f_php">())</text:span><text:span text:style-name="regexp0_5f_php"><text:span text:style-name="T1"> </text:span></text:span><text:span text:style-name="symbol0_5f_php">{</text:span><text:span text:style-name="regexp0_5f_php"><text:span text:style-name="T1"></text:span></text:span></text:p>
      <text:p text:style-name="Preformatted_20_Text"><text:span text:style-name="regexp0_5f_php"><text:span text:style-name="T1"><text:s text:c="2"/></text:span></text:span><text:span text:style-name="regexp0_5f_php">$err</text:span><text:span text:style-name="symbol0_5f_php">=</text:span><text:span text:style-name="regexp0_5f_php">$u</text:span><text:span text:style-name="symbol0_5f_php">-&gt;</text:span><text:span text:style-name="regexp0_5f_php"><text:span text:style-name="T2">setSubstitute</text:span></text:span><text:span text:style-name="symbol0_5f_php"><text:span text:style-name="T3">(</text:span></text:span><text:span text:style-name="string_5f_php"><text:span text:style-name="T3">"j2"</text:span></text:span><text:span text:style-name="symbol0_5f_php"><text:span text:style-name="T3">)</text:span></text:span><text:span text:style-name="symbol0_5f_php">;</text:span><text:span text:style-name="symbol0_5f_php"><text:span text:style-name="T1"> </text:span></text:span><text:span text:style-name="comment0_5f_php">// J1 est le titulaire de J2 </text:span></text:p>
      <text:p text:style-name="Preformatted_20_Text"><text:span text:style-name="symbol0_5f_php"><text:span text:style-name="T1"><text:s text:c="32"/></text:span></text:span><text:span text:style-name="comment0_5f_php">//(J2 est suppléent de J1)</text:span></text:p>
      <text:p text:style-name="Preformatted_20_Text"><text:span text:style-name="symbol0_5f_php">}</text:span><text:span text:style-name="regexp0_5f_php"><text:span text:style-name="T1"></text:span></text:span></text:p>
      <text:p text:style-name="Preformatted_20_Text"><text:span text:style-name="regexp0_5f_php">$u</text:span><text:span text:style-name="symbol0_5f_php">-&gt;</text:span><text:span text:style-name="regexp0_5f_php"><text:span text:style-name="T1">setLoginName</text:span></text:span><text:span text:style-name="symbol0_5f_php">(</text:span><text:span text:style-name="string_5f_php">"j3"</text:span><text:span text:style-name="symbol0_5f_php">);</text:span><text:span text:style-name="regexp0_5f_php"><text:span text:style-name="T1"></text:span></text:span></text:p>
      <text:p text:style-name="Preformatted_20_Text"><text:span text:style-name="keyword0_5f_php">if</text:span><text:span text:style-name="regexp0_5f_php"><text:span text:style-name="T1"> </text:span></text:span><text:span text:style-name="symbol0_5f_php">(</text:span><text:span text:style-name="regexp0_5f_php">$u</text:span><text:span text:style-name="symbol0_5f_php">-&gt;</text:span><text:span text:style-name="regexp0_5f_php"><text:span text:style-name="T1">isAffected</text:span></text:span><text:span text:style-name="symbol0_5f_php">())</text:span><text:span text:style-name="regexp0_5f_php"><text:span text:style-name="T1"> </text:span></text:span><text:span text:style-name="symbol0_5f_php">{</text:span><text:span text:style-name="regexp0_5f_php"><text:span text:style-name="T1"></text:span></text:span></text:p>
      <text:p text:style-name="Preformatted_20_Text"><text:span text:style-name="regexp0_5f_php"><text:span text:style-name="T1"><text:s text:c="2"/></text:span></text:span><text:span text:style-name="regexp0_5f_php">$err</text:span><text:span text:style-name="symbol0_5f_php">=</text:span><text:span text:style-name="regexp0_5f_php">$u</text:span><text:span text:style-name="symbol0_5f_php">-&gt;</text:span><text:span text:style-name="regexp0_5f_php"><text:span text:style-name="T2">setSubstitute</text:span></text:span><text:span text:style-name="symbol0_5f_php"><text:span text:style-name="T3">(</text:span></text:span><text:span text:style-name="string_5f_php"><text:span text:style-name="T3">"j2"</text:span></text:span><text:span text:style-name="symbol0_5f_php"><text:span text:style-name="T3">)</text:span></text:span><text:span text:style-name="symbol0_5f_php">;</text:span><text:span text:style-name="comment0_5f_php">// J3 est le titulaire de J2</text:span></text:p>
      <text:p text:style-name="Preformatted_20_Text"><text:span text:style-name="symbol0_5f_php">}</text:span><text:span text:style-name="regexp0_5f_php"><text:span text:style-name="T1"></text:span></text:span></text:p>
      <text:p text:style-name="Preformatted_20_Text"><text:span text:style-name="regexp0_5f_php">$u</text:span><text:span text:style-name="symbol0_5f_php">-&gt;</text:span><text:span text:style-name="regexp0_5f_php"><text:span text:style-name="T1">setLoginName</text:span></text:span><text:span text:style-name="symbol0_5f_php">(</text:span><text:span text:style-name="string_5f_php">"j2"</text:span><text:span text:style-name="symbol0_5f_php">);</text:span><text:span text:style-name="regexp0_5f_php"><text:span text:style-name="T1"></text:span></text:span></text:p>
      <text:p text:style-name="Preformatted_20_Text"><text:span text:style-name="regexp0_5f_php">$incumbents</text:span><text:span text:style-name="symbol0_5f_php">=</text:span><text:span text:style-name="regexp0_5f_php">$u</text:span><text:span text:style-name="symbol0_5f_php">-&gt;</text:span><text:span text:style-name="regexp0_5f_php"><text:span text:style-name="T2">getIncumbents</text:span></text:span><text:span text:style-name="symbol0_5f_php">();</text:span><text:span text:style-name="symbol0_5f_php"><text:span text:style-name="T1"> </text:span></text:span><text:span text:style-name="comment0_5f_php">// J2 a comme titulaire J1 et J3</text:span></text:p>
      <text:p text:style-name="Preformatted_20_Text"><text:span text:style-name="keyword0_5f_php">foreach</text:span><text:span text:style-name="regexp0_5f_php"><text:span text:style-name="T1"> </text:span></text:span><text:span text:style-name="symbol0_5f_php">(</text:span><text:span text:style-name="regexp0_5f_php">$incumbents</text:span><text:span text:style-name="regexp0_5f_php"><text:span text:style-name="T1"> </text:span></text:span><text:span text:style-name="keyword0_5f_php">as</text:span><text:span text:style-name="regexp0_5f_php"><text:span text:style-name="T1"> </text:span></text:span><text:span text:style-name="regexp0_5f_php">$k</text:span><text:span text:style-name="symbol0_5f_php">=&gt;</text:span><text:span text:style-name="regexp0_5f_php"><text:span text:style-name="T1"> </text:span></text:span><text:span text:style-name="regexp0_5f_php">$aIncumbent</text:span><text:span text:style-name="symbol0_5f_php">)</text:span><text:span text:style-name="regexp0_5f_php"><text:span text:style-name="T1"> </text:span></text:span><text:span text:style-name="symbol0_5f_php">{</text:span><text:span text:style-name="regexp0_5f_php"><text:span text:style-name="T1"></text:span></text:span></text:p>
      <text:p text:style-name="Preformatted_20_Text"><text:span text:style-name="regexp0_5f_php"><text:span text:style-name="T1"><text:s text:c="2"/></text:span></text:span><text:span text:style-name="keyword2_5f_php">printf</text:span><text:span text:style-name="symbol0_5f_php">(</text:span><text:span text:style-name="string_5f_php">"%d)%s</text:span><text:span text:style-name="escaped_5f_php">\n</text:span><text:span text:style-name="string_5f_php">"</text:span><text:span text:style-name="symbol0_5f_php">,</text:span><text:span text:style-name="regexp0_5f_php"><text:span text:style-name="T1"> </text:span></text:span><text:span text:style-name="regexp0_5f_php">$k</text:span><text:span text:style-name="symbol0_5f_php">,</text:span><text:span text:style-name="regexp0_5f_php"><text:span text:style-name="T1">Account</text:span></text:span><text:span text:style-name="symbol0_5f_php">::</text:span><text:span text:style-name="member1_5f_php">getDisplayName</text:span><text:span text:style-name="symbol0_5f_php">(</text:span><text:span text:style-name="regexp0_5f_php">$aIncumbent</text:span><text:span text:style-name="symbol0_5f_php">));</text:span><text:span text:style-name="regexp0_5f_php"><text:span text:style-name="T1"> </text:span></text:span></text:p>
      <text:p text:style-name="Preformatted_20_Text"><text:span text:style-name="symbol0_5f_php">}</text:span></text:p>
      <text:p text:style-name="Preformatted_20_Text"><text:span text:style-name="symbol0_5f_php"/></text:p>
      <text:p text:style-name="Preformatted_20_Text"><text:span text:style-name="symbol0_5f_php"><text:span text:style-name="T1">www-data@luke:~$ ./wsh.php --api=testSubstitute</text:span></text:span></text:p>
      <text:p text:style-name="Preformatted_20_Text"><text:span text:style-name="symbol0_5f_php"><text:span text:style-name="T1">0)j1 Doe</text:span></text:span></text:p>
      <text:p text:style-name="Preformatted_20_Text"><text:span text:style-name="symbol0_5f_php"><text:span text:style-name="T1">1)j3 Doe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keyword0_5f_php" style:display-name="keyword0_php" style:family="text">
      <style:text-properties fo:color="#b1b1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comment0_5f_php" style:display-name="comment0_php" style:family="text">
      <style:text-properties fo:color="#666666" fo:font-style="italic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escaped_5f_php" style:display-name="escaped_php" style:family="text">
      <style:text-properties fo:color="#000099" fo:font-style="normal" fo:font-weight="bold"/>
    </style:style>
    <style:style style:name="number_5f_php" style:display-name="number_php" style:family="text">
      <style:text-properties fo:color="#cc66cc" fo:font-style="normal" fo:font-weight="normal"/>
    </style:style>
    <style:style style:name="member1_5f_php" style:display-name="member1_php" style:family="text">
      <style:text-properties fo:color="#004000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0-05-28T09:12:48</meta:creation-date>
    <dc:date>2012-05-15T10:25:35</dc:date>
    <dc:creator>Eric Brison</dc:creator>
    <meta:editing-duration>PT5H12M47S</meta:editing-duration>
    <meta:editing-cycles>34</meta:editing-cycles>
    <meta:generator>LibreOffice/3.5$Linux_x86 LibreOffice_project/350m1$Build-2</meta:generator>
    <meta:document-statistic meta:table-count="2" meta:image-count="0" meta:object-count="0" meta:page-count="5" meta:paragraph-count="189" meta:word-count="666" meta:character-count="6142" meta:non-whitespace-character-count="5442"/>
  </office:meta>
</office:document-meta>
</file>